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144.52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15.66mm"/>
    </style:style>
    <style:style style:name="co6" style:family="table-column">
      <style:table-column-properties fo:break-before="auto" style:column-width="18.1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31.03mm" fo:break-before="auto" style:use-optimal-row-height="false"/>
    </style:style>
    <style:style style:name="ro4" style:family="table-row">
      <style:table-row-properties style:row-height="4.9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fo:wrap-option="wrap" fo:border="0.06pt solid #000000" style:vertical-align="automatic"/>
    </style:style>
    <style:style style:name="ce5" style:family="table-cell" style:parent-style-name="Default" style:data-style-name="N0">
      <style:table-cell-properties fo:background-color="#ffff00" fo:wrap-option="wrap" fo:border="0.06pt solid #000000" style:vertical-align="automatic"/>
    </style:style>
    <style:style style:name="ce6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7" style:family="table-cell" style:parent-style-name="Default" style:data-style-name="N1">
      <style:table-cell-properties fo:wrap-option="wrap" fo:border="0.06pt solid #000000" style:vertical-align="automatic"/>
    </style:style>
    <style:style style:name="ce8" style:family="table-cell" style:parent-style-name="Default" style:data-style-name="N1">
      <style:table-cell-properties fo:background-color="#ffff00" fo:wrap-option="wrap" fo:border="0.06pt solid #000000" style:vertical-align="automatic"/>
    </style:style>
    <style:style style:name="ce9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10" style:family="table-cell" style:parent-style-name="Default" style:data-style-name="N1">
      <style:table-cell-properties fo:background-color="#b2b2b2" fo:wrap-option="wrap" fo:border="0.06pt solid #000000" style:vertical-align="automatic"/>
    </style:style>
    <style:style style:name="ce11" style:family="table-cell" style:parent-style-name="Default" style:data-style-name="N1">
      <style:table-cell-properties fo:wrap-option="wrap" style:vertical-align="automatic"/>
    </style:style>
    <style:style style:name="ce12" style:family="table-cell" style:parent-style-name="Default" style:data-style-name="N0">
      <style:table-cell-properties fo:background-color="#b2b2b2" style:text-align-source="fix" style:repeat-content="false" fo:wrap-option="wrap" fo:border="0.06pt solid #000000" style:rotation-angle="90" style:vertical-align="automatic"/>
      <style:paragraph-properties fo:text-align="start" fo:margin-left="0mm"/>
    </style:style>
    <style:style style:name="ce13" style:family="table-cell" style:parent-style-name="Default" style:data-style-name="N1">
      <style:table-cell-properties fo:background-color="#ffff00" fo:wrap-option="wrap" style:vertical-align="automatic"/>
    </style:style>
    <style:style style:name="ce14" style:family="table-cell" style:parent-style-name="Default" style:data-style-name="N0">
      <style:table-cell-properties fo:background-color="#b2b2b2" style:text-align-source="fix" style:repeat-content="false" fo:wrap-option="wrap" fo:border="0.06pt solid #000000" style:rotation-angle="90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16" style:family="table-cell" style:parent-style-name="Default" style:data-style-name="N1">
      <style:table-cell-properties fo:background-color="#ffff00" fo:wrap-option="wrap" fo:border="0.06pt solid #000000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fo:border-bottom="none" fo:background-color="#ffff00" fo:wrap-option="wrap" fo:border-left="0.06pt solid #000000" fo:border-right="0.06pt solid #000000" fo:border-top="none" style:vertical-align="automatic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</style:style>
  </office:automatic-styles>
  <office:body>
    <office:spreadsheet>
      <table:calculation-settings table:automatic-find-labels="false" table:use-regular-expressions="false"/>
      <table:table table:name="Encuadre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Tarea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ame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yecto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evaluaciò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formula="of:=SUM([.B1:.B5])"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dades" table:style-name="ta1">
        <table:table-column table:style-name="co3" table:default-cell-style-name="ce3"/>
        <table:table-column table:style-name="co1" table:visibility="collapse" table:number-columns-repeated="2" table:default-cell-style-name="ce3"/>
        <table:table-column table:style-name="co4" table:visibility="collapse" table:default-cell-style-name="ce3"/>
        <table:table-column table:style-name="co1" table:visibility="collapse" table:number-columns-repeated="9" table:default-cell-style-name="ce3"/>
        <table:table-column table:style-name="co1" table:visibility="collapse" table:default-cell-style-name="Default"/>
        <table:table-column table:style-name="co1" table:visibility="collapse" table:number-columns-repeated="2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1" table:visibility="collapse" table:default-cell-style-name="ce3"/>
        <table:table-column table:style-name="co1" table:default-cell-style-name="ce3"/>
        <table:table-column table:style-name="co1" table:visibility="collapse" table:number-columns-repeated="3" table:default-cell-style-name="ce3"/>
        <table:table-column table:style-name="co1" table:number-columns-repeated="992" table:default-cell-style-name="ce3"/>
        <table:table-column table:style-name="co2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>
            <text:p>Estudiante</text:p>
          </table:table-cell>
          <table:table-cell table:style-name="ce6" office:value-type="string" calcext:value-type="string">
            <text:p>Ejercicios introductorios a python parte I</text:p>
          </table:table-cell>
          <table:table-cell table:style-name="ce6" office:value-type="string" calcext:value-type="string">
            <text:p>Ejercicios algoritmia (intro a python) parte II</text:p>
          </table:table-cell>
          <table:table-cell table:style-name="ce6" office:value-type="string" calcext:value-type="string">
            <text:p>Ejercicios algoritmia parte III (formato de cadenas y de valores numéricos)</text:p>
          </table:table-cell>
          <table:table-cell table:style-name="ce6" office:value-type="string" calcext:value-type="string">
            <text:p>Avance I, proyecto Web Python-Django</text:p>
          </table:table-cell>
          <table:table-cell table:style-name="ce6" office:value-type="string" calcext:value-type="string">
            <text:p>Práctica de agrupación de datos (minería de datos)</text:p>
          </table:table-cell>
          <table:table-cell table:style-name="ce6" office:value-type="string" calcext:value-type="string">
            <text:p>Manipulación de archivos en Python.</text:p>
          </table:table-cell>
          <table:table-cell table:style-name="ce6" office:value-type="string" calcext:value-type="string">
            <text:p>Puntos tareas</text:p>
          </table:table-cell>
          <table:table-cell table:style-name="ce9" office:value-type="string" calcext:value-type="string">
            <text:p>PromedioTareas</text:p>
          </table:table-cell>
          <table:table-cell table:style-name="ce6" office:value-type="string" calcext:value-type="string">
            <text:p>Ejercicio “cultivos” lógica del do-while</text:p>
          </table:table-cell>
          <table:table-cell table:style-name="ce6" office:value-type="string" calcext:value-type="string">
            <text:p>Funciones parte I</text:p>
          </table:table-cell>
          <table:table-cell table:style-name="ce6" office:value-type="string" calcext:value-type="string">
            <text:p>Listas y tuplas parte I</text:p>
          </table:table-cell>
          <table:table-cell table:style-name="ce6" office:value-type="string" calcext:value-type="string">
            <text:p>Puntos prácticas</text:p>
          </table:table-cell>
          <table:table-cell table:style-name="ce9" office:value-type="string" calcext:value-type="string">
            <text:p>Promedio Prácticas</text:p>
          </table:table-cell>
          <table:table-cell table:style-name="ce6" office:value-type="string" calcext:value-type="string">
            <text:p>Examen (piedra, papel o tijera)</text:p>
          </table:table-cell>
          <table:table-cell table:style-name="ce12" office:value-type="string" calcext:value-type="string">
            <text:p>Promedio examen</text:p>
          </table:table-cell>
          <table:table-cell table:style-name="ce6" office:value-type="string" calcext:value-type="string">
            <text:p>Puntos proyecto</text:p>
          </table:table-cell>
          <table:table-cell table:style-name="ce12" office:value-type="string" calcext:value-type="string">
            <text:p>Promedio Proyecto</text:p>
          </table:table-cell>
          <table:table-cell table:style-name="ce12" office:value-type="string" calcext:value-type="string">
            <text:p>Autoevaluacion</text:p>
          </table:table-cell>
          <table:table-cell table:style-name="ce12" office:value-type="string" calcext:value-type="string">
            <text:p>Calificaciòn final</text:p>
          </table:table-cell>
          <table:table-cell table:style-name="ce6" office:value-type="string" calcext:value-type="string">
            <text:p>% ORDINARIO</text:p>
          </table:table-cell>
          <table:table-cell table:style-name="ce6" office:value-type="string" calcext:value-type="string">
            <text:p>CAL EXTRAORDINARIO</text:p>
          </table:table-cell>
          <table:table-cell table:style-name="ce6" office:value-type="string" calcext:value-type="string">
            <text:p>% EXTRA</text:p>
          </table:table-cell>
          <table:table-cell table:style-name="ce14" office:value-type="string" calcext:value-type="string">
            <text:p>FINAL EXTRAORDINARIO</text:p>
          </table:table-cell>
          <table:table-cell table:number-columns-repeated="1000"/>
        </table:table-row>
        <table:table-row table:style-name="ro4">
          <table:table-cell table:style-name="ce4" office:value-type="string" calcext:value-type="string">
            <text:p>01 212459068 AYALA GONZALEZ LUIS ANGEL LTIN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7" table:formula="of:=SUM([.B6:.G6])/6" office:value-type="float" office:value="65" calcext:value-type="float">
            <text:p>65</text:p>
          </table:table-cell>
          <table:table-cell table:style-name="ce10" table:formula="of:=([.H6]*[Encuadre.B$1])/[Encuadre.B$6]" office:value-type="float" office:value="13" calcext:value-type="float">
            <text:p>1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7" table:formula="of:=SUM([.J6:.L6])/3" office:value-type="float" office:value="96.6666666666667" calcext:value-type="float">
            <text:p>97</text:p>
          </table:table-cell>
          <table:table-cell table:style-name="ce10" table:formula="of:=([.M6]*[Encuadre.B$2])/[Encuadre.B$6]" office:value-type="float" office:value="19.3333333333333" calcext:value-type="float">
            <text:p>19</text:p>
          </table:table-cell>
          <table:table-cell table:style-name="ce4" office:value-type="float" office:value="90" calcext:value-type="float">
            <text:p>90</text:p>
          </table:table-cell>
          <table:table-cell table:style-name="ce10" table:formula="of:=([.O6]*[Encuadre.B$3])/[Encuadre.B$6]" office:value-type="float" office:value="18" calcext:value-type="float">
            <text:p>18</text:p>
          </table:table-cell>
          <table:table-cell table:style-name="ce4" office:value-type="float" office:value="80" calcext:value-type="float">
            <text:p>80</text:p>
          </table:table-cell>
          <table:table-cell table:style-name="ce10" table:formula="of:=([.Q6]*[Encuadre.B$4])/[Encuadre.B$6]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6];[.N6];[.P6];[.R6];[.S6])" office:value-type="float" office:value="83.3333333333333" calcext:value-type="float">
            <text:p>83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02 215818158 CARO NAVARRO ALBERTO LTIN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number-columns-repeated="2"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7" table:formula="of:=SUM([.B7:.G7])/6" office:value-type="float" office:value="66.6666666666667" calcext:value-type="float">
            <text:p>67</text:p>
          </table:table-cell>
          <table:table-cell table:style-name="ce10" table:formula="of:=([.H7]*[Encuadre.B$1])/[Encuadre.B$6]" office:value-type="float" office:value="13.3333333333333" calcext:value-type="float">
            <text:p>13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style-name="ce7" table:formula="of:=SUM([.J7:.L7])/3" office:value-type="float" office:value="100" calcext:value-type="float">
            <text:p>100</text:p>
          </table:table-cell>
          <table:table-cell table:style-name="ce10" table:formula="of:=([.M7]*[Encuadre.B$2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O7]*[Encuadre.B$3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Q7]*[Encuadre.B$4])/[Encuadre.B$6]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7];[.N7];[.P7];[.R7];[.S7])" office:value-type="float" office:value="93.3333333333333" calcext:value-type="float">
            <text:p>93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03 212679106 CATEDRAL ROJAS DANIA JACQUELINE LTIN</text:p>
          </table:table-cell>
          <table:table-cell table:style-name="ce4" table:number-columns-repeated="6"/>
          <table:table-cell table:style-name="ce7" table:formula="of:=SUM([.B8:.G8])/6" office:value-type="float" office:value="0" calcext:value-type="float">
            <text:p>0</text:p>
          </table:table-cell>
          <table:table-cell table:style-name="ce10" table:formula="of:=([.H8]*[Encuadre.B$1])/[Encuadre.B$6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7" table:formula="of:=SUM([.J8:.L8])/3" office:value-type="float" office:value="58.3333333333333" calcext:value-type="float">
            <text:p>58</text:p>
          </table:table-cell>
          <table:table-cell table:style-name="ce10" table:formula="of:=([.M8]*[Encuadre.B$2])/[Encuadre.B$6]" office:value-type="float" office:value="11.6666666666667" calcext:value-type="float">
            <text:p>12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O8]*[Encuadre.B$3])/[Encuadre.B$6]" office:value-type="float" office:value="20" calcext:value-type="float">
            <text:p>20</text:p>
          </table:table-cell>
          <table:table-cell table:style-name="ce4"/>
          <table:table-cell table:style-name="ce10" table:formula="of:=([.Q8]*[Encuadre.B$4])/[Encuadre.B$6]" office:value-type="float" office:value="0" calcext:value-type="float">
            <text:p>0</text:p>
          </table:table-cell>
          <table:table-cell table:style-name="ce4"/>
          <table:table-cell table:style-name="ce10" table:formula="of:=SUM([.I8];[.N8];[.P8];[.R8];[.S8])" office:value-type="float" office:value="31.6666666666667" calcext:value-type="float">
            <text:p>32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04 215872217 COVARRUBIAS GONZALEZ LORENA LIZETH LTIN</text:p>
          </table:table-cell>
          <table:table-cell table:style-name="ce4"/>
          <table:table-cell table:number-columns-repeated="2"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7" table:formula="of:=SUM([.B9:.G9])/6" office:value-type="float" office:value="33.3333333333333" calcext:value-type="float">
            <text:p>33</text:p>
          </table:table-cell>
          <table:table-cell table:style-name="ce10" table:formula="of:=([.H9]*[Encuadre.B$1])/[Encuadre.B$6]" office:value-type="float" office:value="6.66666666666667" calcext:value-type="float">
            <text:p>7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style-name="ce7" table:formula="of:=SUM([.J9:.L9])/3" office:value-type="float" office:value="33.3333333333333" calcext:value-type="float">
            <text:p>33</text:p>
          </table:table-cell>
          <table:table-cell table:style-name="ce10" table:formula="of:=([.M9]*[Encuadre.B$2])/[Encuadre.B$6]" office:value-type="float" office:value="6.66666666666667" calcext:value-type="float">
            <text:p>7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O9]*[Encuadre.B$3])/[Encuadre.B$6]" office:value-type="float" office:value="20" calcext:value-type="float">
            <text:p>20</text:p>
          </table:table-cell>
          <table:table-cell table:style-name="ce4" office:value-type="float" office:value="90" calcext:value-type="float">
            <text:p>90</text:p>
          </table:table-cell>
          <table:table-cell table:style-name="ce10" table:formula="of:=([.Q9]*[Encuadre.B$4])/[Encuadre.B$6]" office:value-type="float" office:value="31.5" calcext:value-type="float">
            <text:p>32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9];[.N9];[.P9];[.R9];[.S9])" office:value-type="float" office:value="69.8333333333333" calcext:value-type="float">
            <text:p>70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5" office:value-type="string" calcext:value-type="string">
            <text:p>05 215246723 FLORES GUTIERREZ RODRIGO LTIN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5"/>
          <table:table-cell table:style-name="ce8" table:formula="of:=SUM([.B10:.G10])/6" office:value-type="float" office:value="16.6666666666667" calcext:value-type="float">
            <text:p>17</text:p>
          </table:table-cell>
          <table:table-cell table:style-name="ce8" table:formula="of:=([.H10]*[Encuadre.B$1])/[Encuadre.B$6]" office:value-type="float" office:value="3.33333333333333" calcext:value-type="float">
            <text:p>3</text:p>
          </table:table-cell>
          <table:table-cell table:style-name="ce5" table:number-columns-repeated="3"/>
          <table:table-cell table:style-name="ce8" table:formula="of:=SUM([.J10:.L10])/3" office:value-type="float" office:value="0" calcext:value-type="float">
            <text:p>0</text:p>
          </table:table-cell>
          <table:table-cell table:style-name="ce8" table:formula="of:=([.M10]*[Encuadre.B$2])/[Encuadre.B$6]" office:value-type="float" office:value="0" calcext:value-type="float">
            <text:p>0</text:p>
          </table:table-cell>
          <table:table-cell table:style-name="ce5" office:value-type="float" office:value="90" calcext:value-type="float">
            <text:p>90</text:p>
          </table:table-cell>
          <table:table-cell table:style-name="ce8" table:formula="of:=([.O10]*[Encuadre.B$3])/[Encuadre.B$6]" office:value-type="float" office:value="18" calcext:value-type="float">
            <text:p>18</text:p>
          </table:table-cell>
          <table:table-cell table:style-name="ce5"/>
          <table:table-cell table:style-name="ce8" table:formula="of:=([.Q10]*[Encuadre.B$4])/[Encuadre.B$6]" office:value-type="float" office:value="0" calcext:value-type="float">
            <text:p>0</text:p>
          </table:table-cell>
          <table:table-cell table:style-name="ce5"/>
          <table:table-cell table:style-name="ce8" table:formula="of:=SUM([.I10];[.N10];[.P10];[.R10];[.S10])" office:value-type="float" office:value="21.3333333333333" calcext:value-type="float">
            <text:p>21</text:p>
          </table:table-cell>
          <table:table-cell table:style-name="ce8" table:formula="of:=[.T10]*0.4" office:value-type="float" office:value="8.53333333333332" calcext:value-type="float">
            <text:p>9</text:p>
          </table:table-cell>
          <table:table-cell table:style-name="ce8" office:value-type="float" office:value="70" calcext:value-type="float">
            <text:p>70</text:p>
          </table:table-cell>
          <table:table-cell table:style-name="ce8" table:formula="of:=[.V10]*0.8" office:value-type="float" office:value="56" calcext:value-type="float">
            <text:p>56</text:p>
          </table:table-cell>
          <table:table-cell table:style-name="ce16" table:formula="of:=SUM([.U10];[.W10])" office:value-type="float" office:value="64.5333333333333" calcext:value-type="float">
            <text:p>65</text:p>
          </table:table-cell>
          <table:table-cell table:number-columns-repeated="1000"/>
        </table:table-row>
        <table:table-row table:style-name="ro4">
          <table:table-cell table:style-name="ce4" office:value-type="string" calcext:value-type="string">
            <text:p>06 212460473 GARCIA CASTRO LUIS ANGEL LTIN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7" table:formula="of:=SUM([.B11:.G11])/6" office:value-type="float" office:value="66.6666666666667" calcext:value-type="float">
            <text:p>67</text:p>
          </table:table-cell>
          <table:table-cell table:style-name="ce10" table:formula="of:=([.H11]*[Encuadre.B$1])/[Encuadre.B$6]" office:value-type="float" office:value="13.3333333333333" calcext:value-type="float">
            <text:p>13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7" table:formula="of:=SUM([.J11:.L11])/3" office:value-type="float" office:value="33.3333333333333" calcext:value-type="float">
            <text:p>33</text:p>
          </table:table-cell>
          <table:table-cell table:style-name="ce10" table:formula="of:=([.M11]*[Encuadre.B$2])/[Encuadre.B$6]" office:value-type="float" office:value="6.66666666666667" calcext:value-type="float">
            <text:p>7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O11]*[Encuadre.B$3])/[Encuadre.B$6]" office:value-type="float" office:value="20" calcext:value-type="float">
            <text:p>20</text:p>
          </table:table-cell>
          <table:table-cell table:style-name="ce4" office:value-type="float" office:value="95" calcext:value-type="float">
            <text:p>95</text:p>
          </table:table-cell>
          <table:table-cell table:style-name="ce10" table:formula="of:=([.Q11]*[Encuadre.B$4])/[Encuadre.B$6]" office:value-type="float" office:value="33.25" calcext:value-type="float">
            <text:p>33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11];[.N11];[.P11];[.R11];[.S11])" office:value-type="float" office:value="78.25" calcext:value-type="float">
            <text:p>78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07 215818182 GARCIA VALLEJO MARIA ALEJANDRA LTIN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style-name="ce4"/>
          <table:table-cell table:style-name="ce7" table:formula="of:=SUM([.B12:.G12])/6" office:value-type="float" office:value="75" calcext:value-type="float">
            <text:p>75</text:p>
          </table:table-cell>
          <table:table-cell table:style-name="ce10" table:formula="of:=([.H12]*[Encuadre.B$1])/[Encuadre.B$6]" office:value-type="float" office:value="15" calcext:value-type="float">
            <text:p>1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00" calcext:value-type="float">
            <text:p>100</text:p>
          </table:table-cell>
          <table:table-cell table:style-name="ce7" table:formula="of:=SUM([.J12:.L12])/3" office:value-type="float" office:value="95" calcext:value-type="float">
            <text:p>95</text:p>
          </table:table-cell>
          <table:table-cell table:style-name="ce10" table:formula="of:=([.M12]*[Encuadre.B$2])/[Encuadre.B$6]" office:value-type="float" office:value="19" calcext:value-type="float">
            <text:p>19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O12]*[Encuadre.B$3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Q12]*[Encuadre.B$4])/[Encuadre.B$6]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12];[.N12];[.P12];[.R12];[.S12])" office:value-type="float" office:value="94" calcext:value-type="float">
            <text:p>94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08 212670575 GOMEZ LOPEZ LUIS JAFET LTIN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7" table:formula="of:=SUM([.B13:.G13])/6" office:value-type="float" office:value="63.3333333333333" calcext:value-type="float">
            <text:p>63</text:p>
          </table:table-cell>
          <table:table-cell table:style-name="ce10" table:formula="of:=([.H13]*[Encuadre.B$1])/[Encuadre.B$6]" office:value-type="float" office:value="12.6666666666667" calcext:value-type="float">
            <text:p>13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7" table:formula="of:=SUM([.J13:.L13])/3" office:value-type="float" office:value="50" calcext:value-type="float">
            <text:p>50</text:p>
          </table:table-cell>
          <table:table-cell table:style-name="ce10" table:formula="of:=([.M13]*[Encuadre.B$2])/[Encuadre.B$6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10" table:formula="of:=([.O13]*[Encuadre.B$3])/[Encuadre.B$6]" office:value-type="float" office:value="18" calcext:value-type="float">
            <text:p>18</text:p>
          </table:table-cell>
          <table:table-cell table:style-name="ce4" office:value-type="float" office:value="80" calcext:value-type="float">
            <text:p>80</text:p>
          </table:table-cell>
          <table:table-cell table:style-name="ce10" table:formula="of:=([.Q13]*[Encuadre.B$4])/[Encuadre.B$6]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13];[.N13];[.P13];[.R13];[.S13])" office:value-type="float" office:value="73.6666666666667" calcext:value-type="float">
            <text:p>74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5" office:value-type="string" calcext:value-type="string">
            <text:p>09 215246758 GOMEZ RAMIREZ KARLA ALEJANDRA LTIN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style-name="ce8" table:formula="of:=SUM([.B14:.G14])/6" office:value-type="float" office:value="30" calcext:value-type="float">
            <text:p>30</text:p>
          </table:table-cell>
          <table:table-cell table:style-name="ce8" table:formula="of:=([.H14]*[Encuadre.B$1])/[Encuadre.B$6]" office:value-type="float" office:value="6" calcext:value-type="float">
            <text:p>6</text:p>
          </table:table-cell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/>
          <table:table-cell table:style-name="ce8" table:formula="of:=SUM([.J14:.L14])/3" office:value-type="float" office:value="23.3333333333333" calcext:value-type="float">
            <text:p>23</text:p>
          </table:table-cell>
          <table:table-cell table:style-name="ce8" table:formula="of:=([.M14]*[Encuadre.B$2])/[Encuadre.B$6]" office:value-type="float" office:value="4.66666666666667" calcext:value-type="float">
            <text:p>5</text:p>
          </table:table-cell>
          <table:table-cell table:style-name="ce5" office:value-type="float" office:value="90" calcext:value-type="float">
            <text:p>90</text:p>
          </table:table-cell>
          <table:table-cell table:style-name="ce8" table:formula="of:=([.O14]*[Encuadre.B$3])/[Encuadre.B$6]" office:value-type="float" office:value="18" calcext:value-type="float">
            <text:p>18</text:p>
          </table:table-cell>
          <table:table-cell table:style-name="ce5"/>
          <table:table-cell table:style-name="ce8" table:formula="of:=([.Q14]*[Encuadre.B$4])/[Encuadre.B$6]" office:value-type="float" office:value="0" calcext:value-type="float">
            <text:p>0</text:p>
          </table:table-cell>
          <table:table-cell table:style-name="ce5"/>
          <table:table-cell table:style-name="ce8" table:formula="of:=SUM([.I14];[.N14];[.P14];[.R14];[.S14])" office:value-type="float" office:value="28.6666666666667" calcext:value-type="float">
            <text:p>29</text:p>
          </table:table-cell>
          <table:table-cell table:style-name="ce13" table:formula="of:=[.T14]*0.4" office:value-type="float" office:value="11.4666666666667" calcext:value-type="float">
            <text:p>11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formula="of:=[.V14]*0.8" office:value-type="float" office:value="56" calcext:value-type="float">
            <text:p>56</text:p>
          </table:table-cell>
          <table:table-cell table:style-name="ce16" table:formula="of:=SUM([.U14];[.W14])" office:value-type="float" office:value="67.4666666666667" calcext:value-type="float">
            <text:p>67</text:p>
          </table:table-cell>
          <table:table-cell table:number-columns-repeated="1000"/>
        </table:table-row>
        <table:table-row table:style-name="ro4">
          <table:table-cell table:style-name="ce4" office:value-type="string" calcext:value-type="string">
            <text:p>10 212458207 GOMEZ SALAZAR OSWALDO ALEJANDRO LTIN</text:p>
          </table:table-cell>
          <table:table-cell table:style-name="ce4"/>
          <table:table-cell table:number-columns-repeated="2"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7" table:formula="of:=SUM([.B15:.G15])/6" office:value-type="float" office:value="33.3333333333333" calcext:value-type="float">
            <text:p>33</text:p>
          </table:table-cell>
          <table:table-cell table:style-name="ce10" table:formula="of:=([.H15]*[Encuadre.B$1])/[Encuadre.B$6]" office:value-type="float" office:value="6.66666666666667" calcext:value-type="float">
            <text:p>7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7" table:formula="of:=SUM([.J15:.L15])/3" office:value-type="float" office:value="65" calcext:value-type="float">
            <text:p>65</text:p>
          </table:table-cell>
          <table:table-cell table:style-name="ce10" table:formula="of:=([.M15]*[Encuadre.B$2])/[Encuadre.B$6]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O15]*[Encuadre.B$3])/[Encuadre.B$6]" office:value-type="float" office:value="20" calcext:value-type="float">
            <text:p>20</text:p>
          </table:table-cell>
          <table:table-cell table:style-name="ce4" office:value-type="float" office:value="90" calcext:value-type="float">
            <text:p>90</text:p>
          </table:table-cell>
          <table:table-cell table:style-name="ce10" table:formula="of:=([.Q15]*[Encuadre.B$4])/[Encuadre.B$6]" office:value-type="float" office:value="31.5" calcext:value-type="float">
            <text:p>32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15];[.N15];[.P15];[.R15];[.S15])" office:value-type="float" office:value="76.1666666666667" calcext:value-type="float">
            <text:p>76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11 214691138 GONZALEZ SANDOVAL MIRIAM GRIZEL LTIN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7" table:formula="of:=SUM([.B16:.G16])/6" office:value-type="float" office:value="66.6666666666667" calcext:value-type="float">
            <text:p>67</text:p>
          </table:table-cell>
          <table:table-cell table:style-name="ce10" table:formula="of:=([.H16]*[Encuadre.B$1])/[Encuadre.B$6]" office:value-type="float" office:value="13.3333333333333" calcext:value-type="float">
            <text:p>13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style-name="ce7" table:formula="of:=SUM([.J16:.L16])/3" office:value-type="float" office:value="100" calcext:value-type="float">
            <text:p>100</text:p>
          </table:table-cell>
          <table:table-cell table:style-name="ce10" table:formula="of:=([.M16]*[Encuadre.B$2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O16]*[Encuadre.B$3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Q16]*[Encuadre.B$4])/[Encuadre.B$6]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16];[.N16];[.P16];[.R16];[.S16])" office:value-type="float" office:value="93.3333333333333" calcext:value-type="float">
            <text:p>93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12 215818204 LOPEZ TAMAYO DIANA SARAY LTIN</text:p>
          </table:table-cell>
          <table:table-cell table:style-name="ce4" table:number-columns-repeated="6"/>
          <table:table-cell table:style-name="ce7" table:formula="of:=SUM([.B17:.G17])/6" office:value-type="float" office:value="0" calcext:value-type="float">
            <text:p>0</text:p>
          </table:table-cell>
          <table:table-cell table:style-name="ce10" table:formula="of:=([.H17]*[Encuadre.B$1])/[Encuadre.B$6]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75" calcext:value-type="float">
            <text:p>75</text:p>
          </table:table-cell>
          <table:table-cell table:style-name="ce7" table:formula="of:=SUM([.J17:.L17])/3" office:value-type="float" office:value="25" calcext:value-type="float">
            <text:p>25</text:p>
          </table:table-cell>
          <table:table-cell table:style-name="ce10" table:formula="of:=([.M17]*[Encuadre.B$2])/[Encuadre.B$6]" office:value-type="float" office:value="5" calcext:value-type="float">
            <text:p>5</text:p>
          </table:table-cell>
          <table:table-cell table:style-name="ce4"/>
          <table:table-cell table:style-name="ce10" table:formula="of:=([.O17]*[Encuadre.B$3])/[Encuadre.B$6]" office:value-type="float" office:value="0" calcext:value-type="float">
            <text:p>0</text:p>
          </table:table-cell>
          <table:table-cell table:style-name="ce4"/>
          <table:table-cell table:style-name="ce10" table:formula="of:=([.Q17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17];[.N17];[.P17];[.R17];[.S17])" office:value-type="float" office:value="5" calcext:value-type="float">
            <text:p>5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13 212157444 MACIAS SANCHEZ FATIMA GUADALUPE LTIN</text:p>
          </table:table-cell>
          <table:table-cell table:style-name="ce4" table:number-columns-repeated="2"/>
          <table:table-cell table:style-name="ce4" office:value-type="float" office:value="90" calcext:value-type="float">
            <text:p>90</text:p>
          </table:table-cell>
          <table:table-cell table:style-name="ce4" table:number-columns-repeated="3"/>
          <table:table-cell table:style-name="ce7" table:formula="of:=SUM([.B18:.G18])/6" office:value-type="float" office:value="15" calcext:value-type="float">
            <text:p>15</text:p>
          </table:table-cell>
          <table:table-cell table:style-name="ce10" table:formula="of:=([.H18]*[Encuadre.B$1])/[Encuadre.B$6]" office:value-type="float" office:value="3" calcext:value-type="float">
            <text:p>3</text:p>
          </table:table-cell>
          <table:table-cell table:style-name="ce4" table:number-columns-repeated="3"/>
          <table:table-cell table:style-name="ce7" table:formula="of:=SUM([.J18:.L18])/3" office:value-type="float" office:value="0" calcext:value-type="float">
            <text:p>0</text:p>
          </table:table-cell>
          <table:table-cell table:style-name="ce10" table:formula="of:=([.M18]*[Encuadre.B$2])/[Encuadre.B$6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O18]*[Encuadre.B$3])/[Encuadre.B$6]" office:value-type="float" office:value="20" calcext:value-type="float">
            <text:p>20</text:p>
          </table:table-cell>
          <table:table-cell table:style-name="ce4" office:value-type="float" office:value="90" calcext:value-type="float">
            <text:p>90</text:p>
          </table:table-cell>
          <table:table-cell table:style-name="ce10" table:formula="of:=([.Q18]*[Encuadre.B$4])/[Encuadre.B$6]" office:value-type="float" office:value="31.5" calcext:value-type="float">
            <text:p>32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18];[.N18];[.P18];[.R18];[.S18])" office:value-type="float" office:value="59.5" calcext:value-type="float">
            <text:p>60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5" office:value-type="string" calcext:value-type="string">
            <text:p>14 211044409 MARTIN BRAVO WALDO LTIN</text:p>
          </table:table-cell>
          <table:table-cell table:style-name="ce5" table:number-columns-repeated="6"/>
          <table:table-cell table:style-name="ce8" table:formula="of:=SUM([.B19:.G19])/6" office:value-type="float" office:value="0" calcext:value-type="float">
            <text:p>0</text:p>
          </table:table-cell>
          <table:table-cell table:style-name="ce8" table:formula="of:=([.H19]*[Encuadre.B$1])/[Encuadre.B$6]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/>
          <table:table-cell table:style-name="ce8" table:formula="of:=SUM([.J19:.L19])/3" office:value-type="float" office:value="66.6666666666667" calcext:value-type="float">
            <text:p>67</text:p>
          </table:table-cell>
          <table:table-cell table:style-name="ce8" table:formula="of:=([.M19]*[Encuadre.B$2])/[Encuadre.B$6]" office:value-type="float" office:value="13.3333333333333" calcext:value-type="float">
            <text:p>13</text:p>
          </table:table-cell>
          <table:table-cell table:style-name="ce5"/>
          <table:table-cell table:style-name="ce8" table:formula="of:=([.O19]*[Encuadre.B$3])/[Encuadre.B$6]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formula="of:=([.Q19]*[Encuadre.B$4])/[Encuadre.B$6]" office:value-type="float" office:value="28" calcext:value-type="float">
            <text:p>28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SUM([.I19];[.N19];[.P19];[.R19];[.S19])" office:value-type="float" office:value="46.3333333333333" calcext:value-type="float">
            <text:p>46</text:p>
          </table:table-cell>
          <table:table-cell table:style-name="ce13" table:formula="of:=[.T19]*0.4" office:value-type="float" office:value="18.5333333333333" calcext:value-type="float">
            <text:p>19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formula="of:=[.V19]*0.8" office:value-type="float" office:value="56" calcext:value-type="float">
            <text:p>56</text:p>
          </table:table-cell>
          <table:table-cell table:style-name="ce16" table:formula="of:=SUM([.U19];[.W19])" office:value-type="float" office:value="74.5333333333333" calcext:value-type="float">
            <text:p>75</text:p>
          </table:table-cell>
          <table:table-cell table:number-columns-repeated="1000"/>
        </table:table-row>
        <table:table-row table:style-name="ro4">
          <table:table-cell table:style-name="ce4" office:value-type="string" calcext:value-type="string">
            <text:p>15 215818166 MENCHACA CASTRO JOSE IGNACIO LTIN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7" table:formula="of:=SUM([.B20:.G20])/6" office:value-type="float" office:value="83.3333333333333" calcext:value-type="float">
            <text:p>83</text:p>
          </table:table-cell>
          <table:table-cell table:style-name="ce10" table:formula="of:=([.H20]*[Encuadre.B$1])/[Encuadre.B$6]" office:value-type="float" office:value="16.6666666666667" calcext:value-type="float">
            <text:p>17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style-name="ce7" table:formula="of:=SUM([.J20:.L20])/3" office:value-type="float" office:value="100" calcext:value-type="float">
            <text:p>100</text:p>
          </table:table-cell>
          <table:table-cell table:style-name="ce10" table:formula="of:=([.M20]*[Encuadre.B$2])/[Encuadre.B$6]" office:value-type="float" office:value="20" calcext:value-type="float">
            <text:p>20</text:p>
          </table:table-cell>
          <table:table-cell table:style-name="ce4" office:value-type="float" office:value="90" calcext:value-type="float">
            <text:p>90</text:p>
          </table:table-cell>
          <table:table-cell table:style-name="ce10" table:formula="of:=([.O20]*[Encuadre.B$3])/[Encuadre.B$6]" office:value-type="float" office:value="18" calcext:value-type="float">
            <text:p>18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Q20]*[Encuadre.B$4])/[Encuadre.B$6]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20];[.N20];[.P20];[.R20];[.S20])" office:value-type="float" office:value="94.6666666666667" calcext:value-type="float">
            <text:p>95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16 214304746 OCAMPO SANDOVAL RAFAEL GUADALUPE LTIN</text:p>
          </table:table-cell>
          <table:table-cell table:style-name="ce4" table:number-columns-repeated="6"/>
          <table:table-cell table:style-name="ce7" table:formula="of:=SUM([.B21:.G21])/6" office:value-type="float" office:value="0" calcext:value-type="float">
            <text:p>0</text:p>
          </table:table-cell>
          <table:table-cell table:style-name="ce10" table:formula="of:=([.H21]*[Encuadre.B$1])/[Encuadre.B$6]" office:value-type="float" office:value="0" calcext:value-type="float">
            <text:p>0</text:p>
          </table:table-cell>
          <table:table-cell table:style-name="ce4" table:number-columns-repeated="3"/>
          <table:table-cell table:style-name="ce7" table:formula="of:=SUM([.J21:.L21])/3" office:value-type="float" office:value="0" calcext:value-type="float">
            <text:p>0</text:p>
          </table:table-cell>
          <table:table-cell table:style-name="ce10" table:formula="of:=([.M21]*[Encuadre.B$2])/[Encuadre.B$6]" office:value-type="float" office:value="0" calcext:value-type="float">
            <text:p>0</text:p>
          </table:table-cell>
          <table:table-cell table:style-name="ce4"/>
          <table:table-cell table:style-name="ce10" table:formula="of:=([.O21]*[Encuadre.B$3])/[Encuadre.B$6]" office:value-type="float" office:value="0" calcext:value-type="float">
            <text:p>0</text:p>
          </table:table-cell>
          <table:table-cell table:style-name="ce4"/>
          <table:table-cell table:style-name="ce10" table:formula="of:=([.Q21]*[Encuadre.B$4])/[Encuadre.B$6]" office:value-type="float" office:value="0" calcext:value-type="float">
            <text:p>0</text:p>
          </table:table-cell>
          <table:table-cell table:style-name="ce4"/>
          <table:table-cell table:style-name="ce8" table:formula="of:=SUM([.I21];[.N21];[.P21];[.R21];[.S21])" office:value-type="float" office:value="0" calcext:value-type="float">
            <text:p>0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17 212381638 PASILLAS JIMENEZ LEONCIO DANIEL LTIN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7" table:formula="of:=SUM([.B22:.G22])/6" office:value-type="float" office:value="83.3333333333333" calcext:value-type="float">
            <text:p>83</text:p>
          </table:table-cell>
          <table:table-cell table:style-name="ce10" table:formula="of:=([.H22]*[Encuadre.B$1])/[Encuadre.B$6]" office:value-type="float" office:value="16.6666666666667" calcext:value-type="float">
            <text:p>1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7" table:formula="of:=SUM([.J22:.L22])/3" office:value-type="float" office:value="96.6666666666667" calcext:value-type="float">
            <text:p>97</text:p>
          </table:table-cell>
          <table:table-cell table:style-name="ce10" table:formula="of:=([.M22]*[Encuadre.B$2])/[Encuadre.B$6]" office:value-type="float" office:value="19.3333333333333" calcext:value-type="float">
            <text:p>19</text:p>
          </table:table-cell>
          <table:table-cell table:style-name="ce4" office:value-type="float" office:value="90" calcext:value-type="float">
            <text:p>90</text:p>
          </table:table-cell>
          <table:table-cell table:style-name="ce10" table:formula="of:=([.O22]*[Encuadre.B$3])/[Encuadre.B$6]" office:value-type="float" office:value="18" calcext:value-type="float">
            <text:p>18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Q22]*[Encuadre.B$4])/[Encuadre.B$6]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22];[.N22];[.P22];[.R22];[.S22])" office:value-type="float" office:value="94" calcext:value-type="float">
            <text:p>94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18 304818555 PEREZ URIBE JONATHAN IVAN LTIN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7" table:formula="of:=SUM([.B23:.G23])/6" office:value-type="float" office:value="66.6666666666667" calcext:value-type="float">
            <text:p>67</text:p>
          </table:table-cell>
          <table:table-cell table:style-name="ce10" table:formula="of:=([.H23]*[Encuadre.B$1])/[Encuadre.B$6]" office:value-type="float" office:value="13.3333333333333" calcext:value-type="float">
            <text:p>1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7" table:formula="of:=SUM([.J23:.L23])/3" office:value-type="float" office:value="66.6666666666667" calcext:value-type="float">
            <text:p>67</text:p>
          </table:table-cell>
          <table:table-cell table:style-name="ce10" table:formula="of:=([.M23]*[Encuadre.B$2])/[Encuadre.B$6]" office:value-type="float" office:value="13.333333333333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O23]*[Encuadre.B$3])/[Encuadre.B$6]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Q23]*[Encuadre.B$4])/[Encuadre.B$6]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23];[.N23];[.P23];[.R23];[.S23])" office:value-type="float" office:value="86.6666666666667" calcext:value-type="float">
            <text:p>87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19 214508597 RODRIGUEZ CASTRO MARIA DEL REFUGIO LTIN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style-name="ce7" table:formula="of:=SUM([.B24:.G24])/6" office:value-type="float" office:value="88.3333333333333" calcext:value-type="float">
            <text:p>88</text:p>
          </table:table-cell>
          <table:table-cell table:style-name="ce10" table:formula="of:=([.H24]*[Encuadre.B$1])/[Encuadre.B$6]" office:value-type="float" office:value="17.6666666666667" calcext:value-type="float">
            <text:p>18</text:p>
          </table:table-cell>
          <table:table-cell table:number-columns-repeated="3" table:style-name="ce4" office:value-type="float" office:value="80" calcext:value-type="float">
            <text:p>80</text:p>
          </table:table-cell>
          <table:table-cell table:style-name="ce7" table:formula="of:=SUM([.J24:.L24])/3" office:value-type="float" office:value="80" calcext:value-type="float">
            <text:p>80</text:p>
          </table:table-cell>
          <table:table-cell table:style-name="ce10" table:formula="of:=([.M24]*[Encuadre.B$2])/[Encuadre.B$6]" office:value-type="float" office:value="16" calcext:value-type="float">
            <text:p>16</text:p>
          </table:table-cell>
          <table:table-cell table:style-name="ce4" office:value-type="float" office:value="90" calcext:value-type="float">
            <text:p>90</text:p>
          </table:table-cell>
          <table:table-cell table:style-name="ce10" table:formula="of:=([.O24]*[Encuadre.B$3])/[Encuadre.B$6]" office:value-type="float" office:value="18" calcext:value-type="float">
            <text:p>18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Q24]*[Encuadre.B$4])/[Encuadre.B$6]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24];[.N24];[.P24];[.R24];[.S24])" office:value-type="float" office:value="91.6666666666667" calcext:value-type="float">
            <text:p>92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20 212480539 SILVA MACIAS ITZEL NAYELI LTIN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7" table:formula="of:=SUM([.B25:.G25])/6" office:value-type="float" office:value="80" calcext:value-type="float">
            <text:p>80</text:p>
          </table:table-cell>
          <table:table-cell table:style-name="ce10" table:formula="of:=([.H25]*[Encuadre.B$1])/[Encuadre.B$6]" office:value-type="float" office:value="16" calcext:value-type="float">
            <text:p>16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style-name="ce7" table:formula="of:=SUM([.J25:.L25])/3" office:value-type="float" office:value="100" calcext:value-type="float">
            <text:p>100</text:p>
          </table:table-cell>
          <table:table-cell table:style-name="ce10" table:formula="of:=([.M25]*[Encuadre.B$2])/[Encuadre.B$6]" office:value-type="float" office:value="20" calcext:value-type="float">
            <text:p>20</text:p>
          </table:table-cell>
          <table:table-cell table:style-name="ce4" office:value-type="float" office:value="90" calcext:value-type="float">
            <text:p>90</text:p>
          </table:table-cell>
          <table:table-cell table:style-name="ce10" table:formula="of:=([.O25]*[Encuadre.B$3])/[Encuadre.B$6]" office:value-type="float" office:value="18" calcext:value-type="float">
            <text:p>18</text:p>
          </table:table-cell>
          <table:table-cell table:style-name="ce4" office:value-type="float" office:value="100" calcext:value-type="float">
            <text:p>100</text:p>
          </table:table-cell>
          <table:table-cell table:style-name="ce10" table:formula="of:=([.Q25]*[Encuadre.B$4])/[Encuadre.B$6]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25];[.N25];[.P25];[.R25];[.S25])" office:value-type="float" office:value="94" calcext:value-type="float">
            <text:p>94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21 210555728 SORIA DIAZ MONSERRAT ALEJANDRA LTIN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5"/>
          <table:table-cell table:style-name="ce7" table:formula="of:=SUM([.B26:.G26])/6" office:value-type="float" office:value="16.6666666666667" calcext:value-type="float">
            <text:p>17</text:p>
          </table:table-cell>
          <table:table-cell table:style-name="ce10" table:formula="of:=([.H26]*[Encuadre.B$1])/[Encuadre.B$6]" office:value-type="float" office:value="3.33333333333333" calcext:value-type="float">
            <text:p>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2"/>
          <table:table-cell table:style-name="ce7" table:formula="of:=SUM([.J26:.L26])/3" office:value-type="float" office:value="16.6666666666667" calcext:value-type="float">
            <text:p>17</text:p>
          </table:table-cell>
          <table:table-cell table:style-name="ce10" table:formula="of:=([.M26]*[Encuadre.B$2])/[Encuadre.B$6]" office:value-type="float" office:value="3.33333333333333" calcext:value-type="float">
            <text:p>3</text:p>
          </table:table-cell>
          <table:table-cell table:style-name="ce4" office:value-type="float" office:value="85" calcext:value-type="float">
            <text:p>85</text:p>
          </table:table-cell>
          <table:table-cell table:style-name="ce10" table:formula="of:=([.O26]*[Encuadre.B$3])/[Encuadre.B$6]" office:value-type="float" office:value="17" calcext:value-type="float">
            <text:p>17</text:p>
          </table:table-cell>
          <table:table-cell table:style-name="ce4" office:value-type="float" office:value="90" calcext:value-type="float">
            <text:p>90</text:p>
          </table:table-cell>
          <table:table-cell table:style-name="ce10" table:formula="of:=([.Q26]*[Encuadre.B$4])/[Encuadre.B$6]" office:value-type="float" office:value="31.5" calcext:value-type="float">
            <text:p>32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26];[.N26];[.P26];[.R26];[.S26])" office:value-type="float" office:value="60.1666666666667" calcext:value-type="float">
            <text:p>60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4" office:value-type="string" calcext:value-type="string">
            <text:p>22 214508422 VERA MERINO LUIS FERNANDO LTIN</text:p>
          </table:table-cell>
          <table:table-cell table:style-name="ce4" table:number-columns-repeated="6"/>
          <table:table-cell table:style-name="ce7" table:formula="of:=SUM([.B27:.G27])/6" office:value-type="float" office:value="0" calcext:value-type="float">
            <text:p>0</text:p>
          </table:table-cell>
          <table:table-cell table:style-name="ce10" table:formula="of:=([.H27]*[Encuadre.B$1])/[Encuadre.B$6]" office:value-type="float" office:value="0" calcext:value-type="float">
            <text:p>0</text:p>
          </table:table-cell>
          <table:table-cell table:style-name="ce4" table:number-columns-repeated="3"/>
          <table:table-cell table:style-name="ce7" table:formula="of:=SUM([.J27:.L27])/3" office:value-type="float" office:value="0" calcext:value-type="float">
            <text:p>0</text:p>
          </table:table-cell>
          <table:table-cell table:style-name="ce10" table:formula="of:=([.M27]*[Encuadre.B$2])/[Encuadre.B$6]" office:value-type="float" office:value="0" calcext:value-type="float">
            <text:p>0</text:p>
          </table:table-cell>
          <table:table-cell table:style-name="ce4"/>
          <table:table-cell table:style-name="ce10" table:formula="of:=([.O27]*[Encuadre.B$3])/[Encuadre.B$6]" office:value-type="float" office:value="0" calcext:value-type="float">
            <text:p>0</text:p>
          </table:table-cell>
          <table:table-cell table:style-name="ce4"/>
          <table:table-cell table:style-name="ce10" table:formula="of:=([.Q27]*[Encuadre.B$4])/[Encuadre.B$6]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SUM([.I27];[.N27];[.P27];[.R27];[.S27])" office:value-type="float" office:value="5" calcext:value-type="float">
            <text:p>5</text:p>
          </table:table-cell>
          <table:table-cell table:number-columns-repeated="3"/>
          <table:table-cell table:style-name="ce15"/>
          <table:table-cell table:number-columns-repeated="1000"/>
        </table:table-row>
        <table:table-row table:style-name="ro4">
          <table:table-cell table:style-name="ce5" office:value-type="string" calcext:value-type="string">
            <text:p>GUTIÉRREZ MEZA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style-name="ce8" table:formula="of:=SUM([.B28:.G28])/6" office:value-type="float" office:value="21.6666666666667" calcext:value-type="float">
            <text:p>22</text:p>
          </table:table-cell>
          <table:table-cell table:style-name="ce8" table:formula="of:=([.H28]*[Encuadre.B$1])/[Encuadre.B$6]" office:value-type="float" office:value="4.33333333333333" calcext:value-type="float">
            <text:p>4</text:p>
          </table:table-cell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8" table:formula="of:=SUM([.J28:.L28])/3" office:value-type="float" office:value="30" calcext:value-type="float">
            <text:p>30</text:p>
          </table:table-cell>
          <table:table-cell table:style-name="ce8" table:formula="of:=([.M28]*[Encuadre.B$2])/[Encuadre.B$6]" office:value-type="float" office:value="6" calcext:value-type="float">
            <text:p>6</text:p>
          </table:table-cell>
          <table:table-cell table:style-name="ce5" office:value-type="float" office:value="100" calcext:value-type="float">
            <text:p>100</text:p>
          </table:table-cell>
          <table:table-cell table:style-name="ce8" table:formula="of:=([.O28]*[Encuadre.B$3])/[Encuadre.B$6]" office:value-type="float" office:value="20" calcext:value-type="float">
            <text:p>20</text:p>
          </table:table-cell>
          <table:table-cell table:style-name="ce5"/>
          <table:table-cell table:style-name="ce8" table:formula="of:=([.Q28]*[Encuadre.B$4])/[Encuadre.B$6]" office:value-type="float" office:value="0" calcext:value-type="float">
            <text:p>0</text:p>
          </table:table-cell>
          <table:table-cell table:style-name="ce5"/>
          <table:table-cell table:style-name="ce8" table:formula="of:=SUM([.I28];[.N28];[.P28];[.R28];[.S28])" office:value-type="float" office:value="30.3333333333333" calcext:value-type="float">
            <text:p>30</text:p>
          </table:table-cell>
          <table:table-cell table:style-name="ce13" table:formula="of:=[.T28]*0.4" office:value-type="float" office:value="12.1333333333333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V28]*0.8" office:value-type="float" office:value="0" calcext:value-type="float">
            <text:p>0</text:p>
          </table:table-cell>
          <table:table-cell table:style-name="ce17" table:formula="of:=SUM([.U28];[.W28])" office:value-type="float" office:value="12.1333333333333" calcext:value-type="float">
            <text:p>12</text:p>
          </table:table-cell>
          <table:table-cell table:number-columns-repeated="1000"/>
        </table:table-row>
        <table:table-row table:style-name="ro4">
          <table:table-cell table:style-name="ce4" office:value-type="string" calcext:value-type="string">
            <text:p>GUTIÉRREZ FLORES <text:s/>RODRIGO</text:p>
          </table:table-cell>
          <table:table-cell table:style-name="ce4" table:number-columns-repeated="2"/>
          <table:table-cell table:style-name="ce4" office:value-type="float" office:value="80" calcext:value-type="float">
            <text:p>80</text:p>
          </table:table-cell>
          <table:table-cell table:style-name="ce4" table:number-columns-repeated="3"/>
          <table:table-cell table:style-name="ce7" table:formula="of:=SUM([.B29:.G29])/6" office:value-type="float" office:value="13.3333333333333" calcext:value-type="float">
            <text:p>13</text:p>
          </table:table-cell>
          <table:table-cell table:style-name="ce10" table:formula="of:=([.H29]*[Encuadre.B$1])/[Encuadre.B$6]" office:value-type="float" office:value="2.66666666666667" calcext:value-type="float">
            <text:p>3</text:p>
          </table:table-cell>
          <table:table-cell table:style-name="ce4" table:number-columns-repeated="4"/>
          <table:table-cell table:style-name="ce10" table:formula="of:=([.M29]*[Encuadre.B$2])/[Encuadre.B$6]" office:value-type="float" office:value="0" calcext:value-type="float">
            <text:p>0</text:p>
          </table:table-cell>
          <table:table-cell table:style-name="ce4"/>
          <table:table-cell table:style-name="ce10" table:formula="of:=([.O29]*[Encuadre.B$3])/[Encuadre.B$6]" office:value-type="float" office:value="0" calcext:value-type="float">
            <text:p>0</text:p>
          </table:table-cell>
          <table:table-cell table:style-name="ce4"/>
          <table:table-cell table:style-name="ce10" table:formula="of:=([.Q29]*[Encuadre.B$4])/[Encuadre.B$6]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I29];[.N29];[.P29];[.R29];[.S29])" office:value-type="float" office:value="7.66666666666667" calcext:value-type="float">
            <text:p>8</text:p>
          </table:table-cell>
          <table:table-cell table:number-columns-repeated="3"/>
          <table:table-cell table:style-name="ce18"/>
          <table:table-cell table:number-columns-repeated="1000"/>
        </table:table-row>
        <table:table-row table:style-name="ro2">
          <table:table-cell table:number-columns-repeated="8"/>
          <table:table-cell table:style-name="ce11"/>
          <table:table-cell table:number-columns-repeated="1015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ctividades.A5:Actividades.T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16:01:13.4165593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15T14:43:09Z</meta:creation-date>
    <dc:date>2018-12-10T16:18:21.547370832</dc:date>
    <meta:editing-cycles>76</meta:editing-cycles>
    <meta:editing-duration>PT8H58M33S</meta:editing-duration>
    <meta:document-statistic meta:table-count="2" meta:cell-count="399" meta:object-count="0"/>
  </office:meta>
</office:document-meta>
</file>